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50f1" officeooo:paragraph-rsid="000950f1"/>
    </style:style>
    <style:style style:name="P2" style:family="paragraph" style:parent-style-name="Table_20_Contents">
      <style:text-properties officeooo:rsid="000950f1" officeooo:paragraph-rsid="000950f1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rsid="000bc08f" officeooo:paragraph-rsid="000bc08f"/>
    </style:style>
    <style:style style:name="P5" style:family="paragraph" style:parent-style-name="Table_20_Contents">
      <style:text-properties style:text-line-through-style="none" style:text-line-through-type="none"/>
    </style:style>
    <style:style style:name="P6" style:family="paragraph" style:parent-style-name="Table_20_Contents">
      <style:text-properties style:text-line-through-style="none" style:text-line-through-type="none" officeooo:rsid="000bc08f" officeooo:paragraph-rsid="000bc08f"/>
    </style:style>
    <style:style style:name="P7" style:family="paragraph" style:parent-style-name="Table_20_Contents">
      <style:text-properties style:text-line-through-style="none" style:text-line-through-type="none" officeooo:rsid="000950f1" officeooo:paragraph-rsid="000950f1"/>
    </style:style>
    <style:style style:name="P8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9" style:family="paragraph" style:parent-style-name="Table_20_Contents">
      <style:text-properties officeooo:rsid="000d1040" officeooo:paragraph-rsid="000d1040"/>
    </style:style>
    <style:style style:name="P10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f8d44" officeooo:paragraph-rsid="000f8d44" style:font-size-asian="26pt" style:font-weight-asian="bold" style:font-size-complex="2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8d44" officeooo:paragraph-rsid="000f8d44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4pt" style:text-underline-style="none" fo:font-weight="bold" officeooo:rsid="000f8d44" officeooo:paragraph-rsid="000f8d44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f8d44" officeooo:paragraph-rsid="000f8d44" style:font-size-asian="12.25pt" style:font-weight-asian="normal" style:font-size-complex="14pt" style:font-weight-complex="normal"/>
    </style:style>
    <style:style style:name="P14" style:family="paragraph" style:parent-style-name="Text_20_body" style:master-page-name="First_20_Page">
      <style:paragraph-properties style:page-number="auto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0d1040"/>
    </style:style>
    <style:style style:name="P17" style:family="paragraph" style:parent-style-name="Standard" style:list-style-name="L2"/>
    <style:style style:name="T1" style:family="text">
      <style:text-properties officeooo:rsid="000d1040"/>
    </style:style>
    <style:style style:name="T2" style:family="text">
      <style:text-properties officeooo:rsid="001240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>Crypto <text:span text:style-name="T2">News </text:span>Project Handling</text:p>
      <text:p text:style-name="P12">Description:</text:p>
      <text:p text:style-name="P13">Project done by Reny Kipkoech to test my abilities to work on a complex projec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66071665152">
          <table:table-cell table:style-name="Table1.A1" office:value-type="string">
            <text:p text:style-name="P8">Time Started</text:p>
          </table:table-cell>
          <table:table-cell table:style-name="Table1.A1" office:value-type="string">
            <text:p text:style-name="P3">Complition</text:p>
          </table:table-cell>
          <table:table-cell table:style-name="Table1.A1" office:value-type="string">
            <text:p text:style-name="P3">Duration in Days</text:p>
          </table:table-cell>
          <table:table-cell table:style-name="Table1.D1" office:value-type="string">
            <text:p text:style-name="P3">Description</text:p>
          </table:table-cell>
        </table:table-row>
        <table:table-row table:style-name="TableLine93966072418496">
          <table:table-cell table:style-name="Table1.A2" office:value-type="string">
            <text:p text:style-name="P5">1st AUG 2022</text:p>
          </table:table-cell>
          <table:table-cell table:style-name="Table1.A2" office:value-type="string">
            <text:p text:style-name="Table_20_Contents">30th AUG 2022</text:p>
          </table:table-cell>
          <table:table-cell table:style-name="Table1.A2" office:value-type="string">
            <text:p text:style-name="Table_20_Contents">30</text:p>
          </table:table-cell>
          <table:table-cell table:style-name="Table1.D2" office:value-type="string">
            <text:p text:style-name="Table_20_Contents">Project Idea Development</text:p>
          </table:table-cell>
        </table:table-row>
        <table:table-row table:style-name="TableLine93966072421456">
          <table:table-cell table:style-name="Table1.A2" office:value-type="string">
            <text:p text:style-name="P5">24th AUG</text:p>
          </table:table-cell>
          <table:table-cell table:style-name="Table1.A2" office:value-type="string">
            <text:p text:style-name="Table_20_Contents">24th AUG 2022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Project Approach Planning </text:p>
          </table:table-cell>
        </table:table-row>
        <table:table-row table:style-name="TableLine93966072422352">
          <table:table-cell table:style-name="Table1.A2" office:value-type="string">
            <text:p text:style-name="P5">1st S<text:span text:style-name="T1">ep </text:span>2022</text:p>
          </table:table-cell>
          <table:table-cell table:style-name="Table1.A2" office:value-type="string">
            <text:p text:style-name="P4">1st <text:span text:style-name="T1">Sep</text:span> 2022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Table_20_Contents">Designed Partial User Interface in Adobe XD</text:p>
          </table:table-cell>
        </table:table-row>
        <table:table-row table:style-name="TableLine93966072423328">
          <table:table-cell table:style-name="Table1.A2" office:value-type="string">
            <text:p text:style-name="P6">2 <text:span text:style-name="T1">Sep</text:span> 2022</text:p>
          </table:table-cell>
          <table:table-cell table:style-name="Table1.A2" office:value-type="string">
            <text:p text:style-name="P4">5 <text:span text:style-name="T1">Sep</text:span> 2022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Standard">Implemented the Design on Android Studio</text:p>
          </table:table-cell>
        </table:table-row>
        <table:table-row table:style-name="TableLine93966072424464">
          <table:table-cell table:style-name="Table1.A2" office:value-type="string">
            <text:p text:style-name="P6">5th <text:span text:style-name="T1">Sep</text:span> 2022</text:p>
          </table:table-cell>
          <table:table-cell table:style-name="Table1.A2" office:value-type="string">
            <text:p text:style-name="P4">5 <text:span text:style-name="T1">Sep</text:span> 2022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Standard">Launched the UI design as Version 1.0 on GITHUB release</text:p>
          </table:table-cell>
        </table:table-row>
        <table:table-row table:style-name="TableLine93966072425472">
          <table:table-cell table:style-name="Table1.A2" office:value-type="string">
            <text:p text:style-name="P9">5th Sep 2022</text:p>
          </table:table-cell>
          <table:table-cell table:style-name="Table1.A2" office:value-type="string">
            <text:p text:style-name="P9">6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Standard">Implemented The Data Model Classes from RapidAPI and Retrofit library put to use</text:p>
          </table:table-cell>
        </table:table-row>
        <table:table-row table:style-name="TableLine93966072426528">
          <table:table-cell table:style-name="Table1.A2" office:value-type="string">
            <text:p text:style-name="P9">7th Sep 2022</text:p>
          </table:table-cell>
          <table:table-cell table:style-name="Table1.A2" office:value-type="string">
            <text:p text:style-name="P9">7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Standard">Successfully Displayed data from RetrofitAPI on the Design RecyclerView</text:p>
          </table:table-cell>
        </table:table-row>
        <table:table-row table:style-name="TableLine93966072427584">
          <table:table-cell table:style-name="Table1.A2" office:value-type="string">
            <text:p text:style-name="P9">8 Sep 2022</text:p>
          </table:table-cell>
          <table:table-cell table:style-name="Table1.A2" office:value-type="string">
            <text:p text:style-name="P9">9 Sep 2022</text:p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Standard">Implemented SearchView -using Filterable</text:p>
          </table:table-cell>
        </table:table-row>
        <table:table-row table:style-name="TableLine93966072428560">
          <table:table-cell table:style-name="Table1.A2" office:value-type="string">
            <text:p text:style-name="P9">18 Sep 2022</text:p>
          </table:table-cell>
          <table:table-cell table:style-name="Table1.A2" office:value-type="string">
            <text:p text:style-name="P9">29 Sep 2022</text:p>
          </table:table-cell>
          <table:table-cell table:style-name="Table1.A2" office:value-type="string">
            <text:p text:style-name="P9">11</text:p>
          </table:table-cell>
          <table:table-cell table:style-name="Table1.D2" office:value-type="string">
            <text:list xml:id="list2826568547" text:style-name="L1">
              <text:list-item>
                <text:p text:style-name="P15">Not Impressed by The REST data and decided to migrate my REST api from Rapid API to Cryptocompare API</text:p>
              </text:list-item>
              <text:list-item>
                <text:p text:style-name="P16">Worked on a different project to Module to Make sure i could display the Data from the Nested Json Object.</text:p>
              </text:list-item>
            </text:list>
          </table:table-cell>
        </table:table-row>
        <table:table-row table:style-name="TableLine93966072429616">
          <table:table-cell table:style-name="Table1.A2" office:value-type="string">
            <text:p text:style-name="P7">29 SEP 2022</text:p>
          </table:table-cell>
          <table:table-cell table:style-name="Table1.A2" office:value-type="string">
            <text:p text:style-name="P2">29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list xml:id="list727589715" text:style-name="L2">
              <text:list-item>
                <text:p text:style-name="P17">Successfully Managed to Display Data on RecyclerVew</text:p>
              </text:list-item>
              <text:list-item>
                <text:p text:style-name="P17">Migrated the REST api from RapidAPI to CryptoCompare API on The MasterProject.</text:p>
              </text:list-item>
            </text:list>
          </table:table-cell>
        </table:table-row>
        <table:table-row table:style-name="TableLine93966072430672">
          <table:table-cell table:style-name="Table1.A2" office:value-type="string">
            <text:p text:style-name="P7">30 SEP 20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>Progress Bar implementation</text:p>
            <text:p text:style-name="P1"/>
          </table:table-cell>
        </table:table-row>
        <table:table-row table:style-name="TableLine939660724317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Pagination implementation</text:p>
          </table:table-cell>
        </table:table-row>
        <table:table-row table:style-name="TableLine9396607243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 table:style-name="TableLine939660724338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1.3$Linux_X86_64 LibreOffice_project/30$Build-3</meta:generator>
    <dc:date>2022-09-30T01:14:10.101019231</dc:date>
    <meta:editing-duration>PT22M23S</meta:editing-duration>
    <meta:editing-cycles>4</meta:editing-cycles>
    <meta:document-statistic meta:table-count="1" meta:image-count="0" meta:object-count="0" meta:page-count="1" meta:paragraph-count="52" meta:word-count="221" meta:character-count="1182" meta:non-whitespace-character-count="1016"/>
  </office:meta>
</office:document-meta>
</file>